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</office:automatic-styles>
  <office:body>
    <office:text text:use-soft-page-breaks="true">
      <text:p text:style-name="P1">Avaliação de Inteligência Artificial - AP2-N1</text:p>
      <text:p text:style-name="P2">Nome: Alexsandro Costa da Silva</text:p>
      <text:p text:style-name="P3">Data: 13/10/2024</text:p>
      <text:p text:style-name="P4"/>
      <text:p text:style-name="Normal">1) As amostras serão separadas por intervalos de uma quantidade equilibrada de usuários para separar cada faixa etária. Nesses grupos será identificado<text:s/>os tipos de compras que costumam fazer e com que frequência com essas informações será possível identificar tendências e as melhores opções de compra. O treinamento será feito colocando dados de cada conjunto para que seja identificada diferenças entre os<text:s/>gostos de compras dos usuários com base na frequência que é comprado. No treinamento de um conjunto especifico serão adicionadas um quantidade significativa de amostras juntos com uma pequena quantidade dos outros conjuntos e a cada erro uma quantidade de<text:s/>amostra que não é do conjunto atualmente treinado seja removida para que seja realizado outro treinamento e verificado quanto melhorou ou adicionar mais amostras do conjunto que esta sendo treinado e manter a mesma quantidade dos que não são do mesmo e assim continuar para cada conjunto o mesmos passos para diminuir cada vez mais a probabilidade de erro na identificação.</text:p>
      <text:p text:style-name="Normal"/>
      <text:p text:style-name="Normal">2)</text:p>
      <text:p text:style-name="Normal"><text:tab/>a) Com esses dados pré - processados a estratégia seria identificar quais características dos usuários que comprou o produto tem em comum. Organizando os conjuntos para cada produto que pode ser comprado e adicionando o valor de proximidade com as características <text:s/>dos usuários que compram ele e usando para treinar de forma que o ponto de dado seja identificado pelo produto mais próximo<text:s/>e aumentar o valor de proximidade, quanto mais próximo for maior o valor de proximidade daquele produto com aquela característica aumenta. Com esse treinamento um usuário com as características de 1 até N compraria o produto que estivesse com o maior número de características próximas. Será entregue para a equipe de backend uma classe contendo um método para treinamento e outra para a busca do produto para o usuário que foi passado.<text:s/></text:p>
      <text:p text:style-name="Normal"/>
      <text:p text:style-name="Normal"><text:tab/>b) A criação do banco de dados com os dados pré – processados e treinado<text:s/>pelo modelo armazenaria cada produto com seus campos e ligando seus valores de proximidade para cada característica e esse valor seria atualizado a cada treinamento realiza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Corpodetexto">
      <style:text-properties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ta da Microsoft</meta:initial-creator>
    <dc:creator>Conta da Microsoft</dc:creator>
    <meta:creation-date>2024-12-17T16:47:00Z</meta:creation-date>
    <dc:date>2024-12-17T16:47:00Z</dc:date>
    <meta:template xlink:href="Normal" xlink:type="simple"/>
    <meta:editing-cycles>2</meta:editing-cycles>
    <meta:editing-duration>PT0S</meta:editing-duration>
    <meta:document-statistic meta:page-count="1" meta:paragraph-count="4" meta:word-count="346" meta:character-count="2213" meta:row-count="15" meta:non-whitespace-character-count="1871"/>
  </office:meta>
</office:document-meta>
</file>